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5A07E256.png"/>
  <manifest:file-entry manifest:media-type="image/png" manifest:full-path="Pictures/1000020100000040000000407AA36D7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draw:fill="solid" draw:fill-color="#ffffff" draw:fill-image-width="0cm" draw:fill-image-height="0cm"/>
    </style:style>
    <style:style style:name="gr1" style:family="graphic" style:parent-style-name="standard">
      <style:graphic-properties svg:stroke-width="0.05cm" svg:stroke-color="#808080" draw:marker-start-width="0.275cm" draw:marker-end-width="0.275cm" draw:fill="gradient" draw:fill-gradient-name="Gradient_20_7"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cm" svg:stroke-color="#008080" draw:marker-start-width="0.275cm" draw:marker-end-width="0.275cm" draw:fill="gradient" draw:fill-gradient-name="Light_20_blue"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05cm" svg:stroke-color="#808019" draw:marker-start-width="0.275cm" draw:marker-end-width="0.275cm" draw:fill="gradient" draw:fill-gradient-name="Yellowish" draw:textarea-horizontal-align="justify" draw:textarea-vertical-align="middle" draw:auto-grow-height="false" fo:padding-top="0.15cm" fo:padding-bottom="0.15cm" fo:padding-left="0.275cm" fo:padding-right="0.275cm"/>
    </style:style>
    <style:style style:name="gr6" style:family="graphic" style:parent-style-name="standard">
      <style:graphic-properties svg:stroke-width="0.1cm" draw:marker-start="Arrow" draw:marker-start-width="0.35cm" draw:marker-end="Arrow" draw:marker-end-width="0.35cm" draw:textarea-horizontal-align="center" draw:textarea-vertical-align="middle" fo:padding-top="0.175cm" fo:padding-bottom="0.175cm" fo:padding-left="0.3cm" fo:padding-right="0.3cm"/>
    </style:style>
    <style:style style:name="gr7" style:family="graphic" style:parent-style-name="standard">
      <style:graphic-properties svg:stroke-width="0.05cm" svg:stroke-color="#008000" draw:marker-start-width="0.275cm" draw:marker-end-width="0.275cm" draw:fill="gradient" draw:fill-gradient-name="Light_20_green" draw:textarea-horizontal-align="justify" draw:textarea-vertical-align="middle" draw:auto-grow-height="false" fo:padding-top="0.15cm" fo:padding-bottom="0.15cm" fo:padding-left="0.275cm" fo:padding-right="0.275cm"/>
    </style:style>
    <style:style style:name="gr8" style:family="graphic" style:parent-style-name="standard">
      <style:graphic-properties svg:stroke-width="0.05cm" svg:stroke-color="#808080" draw:marker-start-width="0.275cm" draw:marker-end-width="0.275cm" draw:fill="gradient" draw:fill-gradient-name="Circular_20_gray" draw:textarea-vertical-align="middle" draw:auto-grow-height="false" fo:min-height="0.749cm" fo:min-width="0.499cm" fo:padding-top="0.15cm" fo:padding-bottom="0.15cm" fo:padding-left="0.275cm" fo:padding-right="0.275cm"/>
    </style:style>
    <style:style style:name="gr9" style:family="graphic" style:parent-style-name="standard">
      <style:graphic-properties svg:stroke-width="0.1cm" draw:marker-start="Arrow" draw:marker-start-width="0.45cm" draw:marker-end="Arrow"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6.5cm" svg:height="10cm" svg:x="0.1cm" svg:y="0.1cm">
          <text:p text:style-name="P2"/>
          <draw:enhanced-geometry svg:viewBox="0 0 21600 21600" draw:path-stretchpoint-x="10800" draw:path-stretchpoint-y="10800" draw:text-areas="?f3 ?f4 ?f5 ?f6" draw:type="round-rectangle" draw:modifiers="1664.605445316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2" draw:layer="layout" svg:width="5.5cm" svg:height="3.5cm" svg:x="0.6cm" svg:y="6.1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692cm" svg:height="1.692cm" svg:x="2.504cm" svg:y="7.508cm">
          <draw:image xlink:href="Pictures/1000020100000040000000405A07E256.png" xlink:type="simple" xlink:show="embed" xlink:actuate="onLoad">
            <text:p text:style-name="P2"/>
          </draw:image>
        </draw:frame>
        <draw:frame draw:style-name="gr4" draw:layer="layout" svg:width="4.092cm" svg:height="0.963cm" svg:x="1.304cm" svg:y="6.4cm">
          <draw:text-box>
            <text:p text:style-name="P2">Components</text:p>
          </draw:text-box>
        </draw:frame>
        <draw:custom-shape draw:style-name="gr5" draw:text-style-name="P1" draw:id="id1" draw:layer="layout" svg:width="7.5cm" svg:height="3.5cm" svg:x="0.6cm" svg:y="0.6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692cm" svg:height="1.692cm" svg:x="3.504cm" svg:y="2.1cm">
          <draw:image xlink:href="Pictures/1000020100000040000000407AA36D75.png" xlink:type="simple" xlink:show="embed" xlink:actuate="onLoad">
            <text:p text:style-name="P2"/>
          </draw:image>
        </draw:frame>
        <draw:frame draw:style-name="gr4" draw:layer="layout" svg:width="4.38cm" svg:height="0.963cm" svg:x="2.16cm" svg:y="1.1cm">
          <draw:text-box>
            <text:p text:style-name="P2">Remoting API</text:p>
          </draw:text-box>
        </draw:frame>
        <draw:connector draw:style-name="gr6" draw:text-style-name="P1" draw:layer="layout" draw:type="curve" svg:x1="4.35cm" svg:y1="4.1cm" svg:x2="3.35cm" svg:y2="6.1cm" draw:start-shape="id1" draw:start-glue-point="2" draw:end-shape="id2" draw:end-glue-point="0">
          <text:p text:style-name="P2"/>
        </draw:connector>
        <draw:custom-shape draw:style-name="gr1" draw:text-style-name="P1" draw:layer="layout" svg:width="6.5cm" svg:height="10cm" svg:x="20.2cm" svg:y="0.1cm">
          <text:p text:style-name="P2"/>
          <draw:enhanced-geometry svg:viewBox="0 0 21600 21600" draw:path-stretchpoint-x="10800" draw:path-stretchpoint-y="10800" draw:text-areas="?f3 ?f4 ?f5 ?f6" draw:type="round-rectangle" draw:modifiers="1664.605445316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4" draw:layer="layout" svg:width="5.5cm" svg:height="3.5cm" svg:x="20.7cm" svg:y="6.1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692cm" svg:height="1.692cm" svg:x="22.604cm" svg:y="7.508cm">
          <draw:image xlink:href="Pictures/1000020100000040000000405A07E256.png" xlink:type="simple" xlink:show="embed" xlink:actuate="onLoad">
            <text:p text:style-name="P2"/>
          </draw:image>
        </draw:frame>
        <draw:frame draw:style-name="gr4" draw:layer="layout" svg:width="2.437cm" svg:height="0.963cm" svg:x="22.232cm" svg:y="6.4cm">
          <draw:text-box>
            <text:p text:style-name="P2">Clients</text:p>
          </draw:text-box>
        </draw:frame>
        <draw:custom-shape draw:style-name="gr5" draw:text-style-name="P1" draw:id="id3" draw:layer="layout" svg:width="7.5cm" svg:height="3.5cm" svg:x="18.7cm" svg:y="0.6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692cm" svg:height="1.692cm" svg:x="21.604cm" svg:y="2.1cm">
          <draw:image xlink:href="Pictures/1000020100000040000000407AA36D75.png" xlink:type="simple" xlink:show="embed" xlink:actuate="onLoad">
            <text:p text:style-name="P2"/>
          </draw:image>
        </draw:frame>
        <draw:frame draw:style-name="gr4" draw:layer="layout" svg:width="5.929cm" svg:height="0.963cm" svg:x="19.486cm" svg:y="1.1cm">
          <draw:text-box>
            <text:p text:style-name="P2">Client remoting API</text:p>
          </draw:text-box>
        </draw:frame>
        <draw:connector draw:style-name="gr6" draw:text-style-name="P1" draw:layer="layout" draw:type="curve" svg:x1="22.45cm" svg:y1="4.1cm" svg:x2="23.45cm" svg:y2="6.1cm" draw:start-shape="id3" draw:start-glue-point="2" draw:end-shape="id4" draw:end-glue-point="0">
          <text:p text:style-name="P2"/>
        </draw:connector>
        <draw:custom-shape draw:style-name="gr8" draw:text-style-name="P3" draw:id="id5" draw:layer="layout" svg:width="5.5cm" svg:height="4.5cm" svg:x="10.5cm" svg:y="3.5cm">
          <text:p text:style-name="P3">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9" draw:text-style-name="P1" draw:layer="layout" draw:type="curve" svg:x1="8.1cm" svg:y1="2.35cm" svg:x2="10.5cm" svg:y2="5.75cm" draw:start-shape="id1" draw:start-glue-point="1" draw:end-shape="id5">
          <text:p text:style-name="P2"/>
        </draw:connector>
        <draw:connector draw:style-name="gr9" draw:text-style-name="P1" draw:layer="layout" draw:type="curve" svg:x1="16cm" svg:y1="5.75cm" svg:x2="18.7cm" svg:y2="2.35cm" draw:start-shape="id5" draw:start-glue-point="1" draw:end-shape="id3">
          <text:p text:style-name="P2"/>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Circular_20_gray" draw:display-name="Circular gray" draw:style="radial" draw:cx="50%" draw:cy="50%" draw:start-color="#c0c0c0" draw:end-color="#ffffff" draw:start-intensity="100%" draw:end-intensity="100%" draw:border="0%"/>
    <draw:gradient draw:name="Gradient_20_7" draw:display-name="Gradient 7" draw:style="radial" draw:cx="50%" draw:cy="50%" draw:start-color="#e6e6e6" draw:end-color="#ffffff" draw:start-intensity="100%" draw:end-intensity="100%" draw:border="0%"/>
    <draw:gradient draw:name="Light_20_blue" draw:display-name="Light blue" draw:style="linear" draw:start-color="#ffffff" draw:end-color="#99ccff" draw:start-intensity="100%" draw:end-intensity="100%" draw:angle="0" draw:border="0%"/>
    <draw:gradient draw:name="Light_20_green" draw:display-name="Light green" draw:style="linear" draw:start-color="#ffffff" draw:end-color="#94bd5e" draw:start-intensity="100%" draw:end-intensity="100%" draw:angle="0" draw:border="0%"/>
    <draw:gradient draw:name="Yellowish" draw:style="linear" draw:start-color="#ffffff" draw:end-color="#ffff66"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6.8cm" fo:page-height="10.2cm" style:print-orientation="landscape"/>
    </style:page-layout>
    <style:style style:name="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Win32 OpenOffice.org_project/680m9$Build-9238</meta:generator>
    <meta:initial-creator>Julien Ponge</meta:initial-creator>
    <meta:creation-date>2008-01-24T10:26:27</meta:creation-date>
    <dc:creator>Julien Ponge</dc:creator>
    <dc:date>2008-01-24T10:56:50</dc:date>
    <meta:editing-cycles>7</meta:editing-cycles>
    <meta:editing-duration>PT28M44S</meta:editing-duration>
    <meta:user-defined meta:name="Info 1"/>
    <meta:user-defined meta:name="Info 2"/>
    <meta:user-defined meta:name="Info 3"/>
    <meta:user-defined meta:name="Info 4"/>
    <meta:document-statistic meta:object-count="19"/>
  </office:meta>
</office:document-meta>
</file>